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color="#3333ff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fo:color="#00cc00"/>
    </style:style>
    <style:style style:name="T7" style:family="text">
      <style:text-properties fo:color="#993366" fo:font-weight="bold" style:font-weight-asian="bold" style:font-weight-complex="bold"/>
    </style:style>
    <style:style style:name="T8" style:family="text">
      <style:text-properties fo:color="#993366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תיכנות מקבילי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–</text:span><text:span text:style-name="T4"> המחשב מבצע פעולה שלוקחת הרבה זמן. אנחנו רוצים שימשיך לבצע פעולות אחרות במקביל.</text:span></text:p>
              </text:list-item>
              <text:list-item>
                <text:p text:style-name="P5"><text:span text:style-name="T5"><text:s/>הגבלת זמן –</text:span><text:span text:style-name="T6"> אנחנו מבצעים חישוב שיכול להימשך הרבה זמן, אנחנו רוצים לעצור אותו כשנגמר לנו הזמן.</text:span></text:p>
              </text:list-item>
              <text:list-item>
                <text:p text:style-name="P5"><text:span text:style-name="T7"><text:s/>מהירות –</text:span><text:span text:style-name="T8"> אנחנו רוצים לנצל את כל הליבות של המחשב שלנו כדי לבצע חישוב כבד במהירות.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יכנות מקבילי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p text:style-name="P5"><text:span text:style-name="T3">בעיית החלוקה</text:span><text:span text:style-name="T4">:</text:span></text:p>
            <text:p text:style-name="P5"><text:span text:style-name="T4">נתונה רשימה של מספרים.</text:span></text:p>
            <text:p text:style-name="P5"><text:span text:style-name="T4">צריך לחלק אותה לשתי תת-רשימות,</text:span></text:p>
            <text:p text:style-name="P5"><text:span text:style-name="T4">כך שההפרש בין שני הסכומים הוא קטן ביותר.</text:span></text:p>
            <text:p text:style-name="P5"><text:span text:style-name="T4"><text:s text:c="2"/>(יישום: חלוקה הוגנת של תכשיטים <text:s/>בין יורשים).</text:span></text:p>
            <text:p text:style-name="P5"><text:span text:style-name="T4"/></text:p>
            <text:p text:style-name="P5"><text:span text:style-name="T10">לא ידוע אלגוריתם הפותר את הבעיה בזמן פולינומיאלי.</text:span></text:p>
            <text:p text:style-name="P5"><text:span text:style-name="T5">שאלה</text:span><text:span text:style-name="T6">: איזה אלגוריתם פשוט פותר את הבעיה, ובכמה זמן?</text:span></text:p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בעיה לדוגמ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–</text:span><text:span text:style-name="T4"> שרת-רשת לחישוב חלוקות הוגנות.</text:span></text:p>
              </text:list-item>
              <text:list-item>
                <text:p text:style-name="P5"><text:span text:style-name="T5"><text:s/>הגבלת זמן –</text:span><text:span text:style-name="T6"> חישוב החלוקה ההוגנת ביותר במסגרת הזמן שלרשותנו.</text:span></text:p>
              </text:list-item>
              <text:list-item>
                <text:p text:style-name="P5"><text:span text:style-name="T7"><text:s/>מהירות –</text:span><text:span text:style-name="T8"> חישוב החלוקה ההוגנת ביותר בזמן קצר פי </text:span><text:span text:style-name="T8">4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יכנות מקבילי בבעיית החלוקה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p text:style-name="P5"><text:span text:style-name="T4">נתון מערך </text:span><text:span text:style-name="T4">a</text:span><text:span text:style-name="T4"> של </text:span><text:span text:style-name="T4">100</text:span><text:span text:style-name="T4"> מיליון מספרים ממשיים.</text:span></text:p>
            <text:p text:style-name="P5"><text:span text:style-name="T4">צריך לחשב את סכום המספרים בשלישית:</text:span></text:p>
            <text:p text:style-name="P5"><text:span text:style-name="T4"/></text:p>
            <text:p text:style-name="P5"><text:span text:style-name="T4"/></text:p>
            <text:p text:style-name="P5"><text:span text:style-name="T4">נניח שהחישוב הסדרתי לוקח </text:span><text:span text:style-name="T4">8</text:span><text:span text:style-name="T4"> שניות. </text:span></text:p>
            <text:p text:style-name="P5"><text:span text:style-name="T4">כיתבו תוכנית עם שני חוטים המחשבת ב-</text:span><text:span text:style-name="T4">4</text:span><text:span text:style-name="T4"> שניות.</text:span></text:p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רגיל כיתה</text:span></text:p>
          </draw:text-box>
        </draw:frame>
        <draw:g>
          <svg:title>TexMaths</svg:title>
          <svg:desc>28§display§\sum_{i=0}^{a.length-1} (a[i])^3§svg§600§FALSE§</svg:desc>
          <draw:polygon draw:style-name="gr3" draw:text-style-name="P9" draw:layer="layout" svg:width="6.503cm" svg:height="2.917cm" svg:x="10.26cm" svg:y="8.893cm" svg:viewBox="0 0 6504 2918" draw:points="3251,2918 0,2918 0,0 6504,0 6504,2918">
            <text:p/>
          </draw:polygon>
          <draw:path draw:style-name="gr4" draw:text-style-name="P10" draw:layer="layout" svg:width="0.352cm" svg:height="0.313cm" svg:x="10.302cm" svg:y="9.0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10" draw:layer="layout" svg:width="0.08cm" svg:height="0.08cm" svg:x="10.761cm" svg:y="9.29cm" svg:viewBox="0 0 81 81" svg:d="M81 42c0-25-19-42-39-42-25 0-42 20-42 42 0 25 22 39 42 39 22 0 39-19 39-39z">
            <text:p/>
          </draw:path>
          <draw:path draw:style-name="gr4" draw:text-style-name="P10" draw:layer="layout" svg:width="0.156cm" svg:height="0.486cm" svg:x="10.96cm" svg:y="8.89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4" draw:text-style-name="P10" draw:layer="layout" svg:width="0.296cm" svg:height="0.313cm" svg:x="11.215cm" svg:y="9.066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4" draw:text-style-name="P10" draw:layer="layout" svg:width="0.422cm" svg:height="0.313cm" svg:x="11.573cm" svg:y="9.06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text-style-name="P10" draw:layer="layout" svg:width="0.341cm" svg:height="0.447cm" svg:x="12.057cm" svg:y="9.066cm" svg:viewBox="0 0 342 448" svg:d="M339 50c3-11 3-14 3-14 0-16-12-22-23-22-17 0-31 11-33 25-12-19-34-39-70-39-87 0-180 92-180 193 0 70 51 112 107 112 33 0 61-17 87-36l-14 61c-9 28-14 48-40 73-30 25-61 25-78 25-31 0-42-2-53-5 17-9 22-25 22-34 0-17-14-28-28-28-19 0-39 17-39 45 0 39 59 42 98 42 109 0 157-56 165-95zM244 213c-3 11-3 11-14 25-26 31-59 48-84 48-37 0-54-28-54-65 0-31 20-109 37-140 31-47 61-61 87-61 47 0 61 50 61 58 0 0 0 3-3 12z">
            <text:p/>
          </draw:path>
          <draw:path draw:style-name="gr4" draw:text-style-name="P10" draw:layer="layout" svg:width="0.234cm" svg:height="0.439cm" svg:x="12.463cm" svg:y="8.9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" draw:text-style-name="P10" draw:layer="layout" svg:width="0.377cm" svg:height="0.486cm" svg:x="12.783cm" svg:y="8.89cm" svg:viewBox="0 0 378 487" svg:d="M165 20c0 0 3-9 3-12 0-2-3-8-11-8-14 0-73 6-90 6-5 2-14 2-14 16 0 12 9 12 17 12 34 0 34 2 34 8s0 11-3 17l-98 392c-3 11-3 14-3 14 0 11 8 22 22 22 9 0 23-3 31-17 0-5 9-30 11-44l17-62c0-11 9-36 9-48 8-25 8-25 22-47 22-34 56-73 112-73 36 0 39 31 39 48 0 42-28 117-39 148-8 17-11 25-11 36 0 37 31 59 64 59 70 0 101-95 101-106 0-9-8-9-11-9-9 0-11 6-14 12-14 56-45 84-73 84-14 0-17-9-17-23 0-17 3-25 17-56 8-22 36-95 36-134 0-11 0-42-25-62-14-8-33-17-64-17-53 0-90 28-115 56z">
            <text:p/>
          </draw:path>
          <draw:path draw:style-name="gr4" draw:text-style-name="P10" draw:layer="layout" svg:width="0.467cm" svg:height="0.035cm" svg:x="13.264cm" svg:y="9.181cm" svg:viewBox="0 0 468 36" svg:d="M440 36c11 0 28 0 28-16 0-20-14-20-28-20h-412c-11 0-28 0-28 17 0 19 17 19 28 19z">
            <text:p/>
          </draw:path>
          <draw:path draw:style-name="gr4" draw:text-style-name="P10" draw:layer="layout" svg:width="0.254cm" svg:height="0.458cm" svg:x="13.877cm" svg:y="8.912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0" draw:layer="layout" svg:width="1.312cm" svg:height="1.38cm" svg:x="11.579cm" svg:y="9.711cm" svg:viewBox="0 0 1313 1381" svg:d="M1193 1381l120-317h-25c-39 104-143 171-258 199-19 6-114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" draw:text-style-name="P10" draw:layer="layout" svg:width="0.212cm" svg:height="0.467cm" svg:x="11.629cm" svg:y="11.3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10" draw:layer="layout" svg:width="0.509cm" svg:height="0.187cm" svg:x="11.923cm" svg:y="11.542cm" svg:viewBox="0 0 510 188" svg:d="M484 34c9 0 26 0 26-17s-17-17-26-17h-459c-8 0-25 0-25 17s17 17 25 17zM484 188c9 0 26 0 26-17s-17-17-26-17h-459c-8 0-25 0-25 17s17 17 25 17z">
            <text:p/>
          </draw:path>
          <draw:path draw:style-name="gr4" draw:text-style-name="P10" draw:layer="layout" svg:width="0.321cm" svg:height="0.472cm" svg:x="12.511cm" svg:y="11.34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" draw:text-style-name="P10" draw:layer="layout" svg:width="0.231cm" svg:height="0.985cm" svg:x="14.306cm" svg:y="9.909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0" draw:layer="layout" svg:width="0.453cm" svg:height="0.447cm" svg:x="14.628cm" svg:y="10.21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olygon draw:style-name="gr4" draw:text-style-name="P10" draw:layer="layout" svg:width="0.136cm" svg:height="0.985cm" svg:x="15.221cm" svg:y="9.909cm" svg:viewBox="0 0 137 986" draw:points="137,986 137,947 39,947 39,39 137,39 137,0 0,0 0,986">
            <text:p/>
          </draw:polygon>
          <draw:path draw:style-name="gr4" draw:text-style-name="P10" draw:layer="layout" svg:width="0.262cm" svg:height="0.663cm" svg:x="15.406cm" svg:y="9.99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olygon draw:style-name="gr4" draw:text-style-name="P10" draw:layer="layout" svg:width="0.136cm" svg:height="0.985cm" svg:x="15.739cm" svg:y="9.909cm" svg:viewBox="0 0 137 986" draw:points="137,0 0,0 0,39 98,39 98,947 0,947 0,986 137,986">
            <text:p/>
          </draw:polygon>
          <draw:path draw:style-name="gr4" draw:text-style-name="P10" draw:layer="layout" svg:width="0.231cm" svg:height="0.985cm" svg:x="16.044cm" svg:y="9.909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" draw:text-style-name="P10" draw:layer="layout" svg:width="0.318cm" svg:height="0.472cm" svg:x="16.408cm" svg:y="9.783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04T08:10:22.131248568</dc:date>
    <meta:editing-cycles>279</meta:editing-cycles>
    <meta:editing-duration>PT23H57M13S</meta:editing-duration>
    <meta:document-statistic meta:object-count="190"/>
  </office:meta>
</office:document-meta>
</file>